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style:font-name="Arial" fo:font-size="10pt" fo:font-style="italic" style:font-size-asian="10pt" style:font-style-asian="italic" style:font-size-complex="10pt" style:font-style-complex="italic"/>
    </style:style>
    <style:style style:name="P3" style:family="paragraph" style:parent-style-name="Standard">
      <style:text-properties style:font-name="Arial" fo:font-size="10pt" fo:font-style="normal" style:font-size-asian="10pt" style:font-style-asian="normal" style:font-size-complex="10pt" style:font-style-complex="normal"/>
    </style:style>
    <style:style style:name="P4" style:family="paragraph" style:parent-style-name="Standard">
      <style:paragraph-properties fo:background-color="#e6e6e6" fo:padding="0.049cm" fo:border="0.002cm solid #000000" style:shadow="none">
        <style:background-image/>
      </style:paragraph-properties>
      <style:text-properties style:font-name="Courier New" fo:font-size="10pt" style:font-size-asian="10pt" style:font-size-complex="10pt"/>
    </style:style>
    <style:style style:name="P5" style:family="paragraph" style:parent-style-name="Standard">
      <style:paragraph-properties fo:text-align="center" style:justify-single-word="false" fo:padding="0.049cm" fo:border="0.002cm solid #000000" style:shadow="none"/>
      <style:text-properties style:font-name="Arial" fo:font-size="16pt" fo:font-weight="bold" style:font-size-asian="16pt" style:font-weight-asian="bold" style:font-size-complex="16pt" style:font-weight-complex="bold"/>
    </style:style>
    <style:style style:name="P6" style:family="paragraph" style:parent-style-name="Text_20_body">
      <style:paragraph-properties fo:margin-left="0cm" fo:margin-right="0cm" fo:text-indent="0cm" style:auto-text-indent="false"/>
    </style:style>
    <style:style style:name="P7" style:family="paragraph" style:parent-style-name="Preformatted_20_Text">
      <style:paragraph-properties fo:margin-top="0cm" fo:margin-bottom="0.499cm" fo:background-color="#e6e6e6" fo:padding="0.049cm" fo:border="0.002cm solid #000000" style:shadow="none">
        <style:background-image/>
      </style:paragraph-properties>
      <style:text-properties style:font-name="Courier New" fo:font-size="10pt" style:font-size-asian="10pt" style:font-size-complex="10pt"/>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Standard" style:list-style-name="L1">
      <style:text-properties style:font-name="Arial" fo:font-size="10pt" style:font-size-asian="10pt" style:font-size-complex="10pt"/>
    </style:style>
    <style:style style:name="P11" style:family="paragraph" style:parent-style-name="Standard" style:list-style-name="L1">
      <style:text-properties style:font-name="Arial" fo:font-size="10pt" style:font-size-asian="10pt" style:font-size-complex="10pt"/>
    </style:style>
    <style:style style:name="P12" style:family="paragraph" style:parent-style-name="Standard" style:list-style-name="L1">
      <style:text-properties style:font-name="Arial" fo:font-size="10pt" style:font-size-asian="10pt" style:font-size-complex="10pt"/>
    </style:style>
    <style:style style:name="P13" style:family="paragraph" style:parent-style-name="Standard" style:list-style-name="L1">
      <style:text-properties style:font-name="Arial" fo:font-size="10pt" style:font-size-asian="10pt" style:font-size-complex="10pt"/>
    </style:style>
    <style:style style:name="P14" style:family="paragraph" style:parent-style-name="Standard" style:list-style-name="L2">
      <style:text-properties style:font-name="Arial" fo:font-size="10pt" style:font-size-asian="10pt" style:font-size-complex="10pt"/>
    </style:style>
    <style:style style:name="P15" style:family="paragraph" style:parent-style-name="Standard" style:list-style-name="L2">
      <style:text-properties style:font-name="Arial" fo:font-size="10pt" style:font-size-asian="10pt" style:font-size-complex="10pt"/>
    </style:style>
    <style:style style:name="P16" style:family="paragraph" style:parent-style-name="Standard" style:list-style-name="L2">
      <style:text-properties style:font-name="Arial" fo:font-size="10pt" style:font-size-asian="10pt" style:font-size-complex="10pt"/>
    </style:style>
    <style:style style:name="P17" style:family="paragraph" style:parent-style-name="Standard" style:list-style-name="L2">
      <style:text-properties style:font-name="Arial" fo:font-size="10pt" style:font-size-asian="10pt" style:font-size-complex="10pt"/>
    </style:style>
    <style:style style:name="P18" style:family="paragraph" style:parent-style-name="Standard" style:list-style-name="L1">
      <style:text-properties style:font-name="Arial" fo:font-size="10pt" style:font-size-asian="10pt" style:font-size-complex="10pt"/>
    </style:style>
    <style:style style:name="P19" style:family="paragraph" style:parent-style-name="Standard" style:list-style-name="L1">
      <style:text-properties style:font-name="Arial" fo:font-size="10pt" style:font-size-asian="10pt" style:font-size-complex="10pt"/>
    </style:style>
    <style:style style:name="P20" style:family="paragraph" style:parent-style-name="Standard" style:list-style-name="L1">
      <style:text-properties style:font-name="Arial" fo:font-size="10pt" style:font-size-asian="10pt" style:font-size-complex="10pt"/>
    </style:style>
    <style:style style:name="P21" style:family="paragraph" style:parent-style-name="Standard" style:list-style-name="L1">
      <style:text-properties style:font-name="Arial" fo:font-size="10pt" style:font-size-asian="10pt" style:font-size-complex="10pt"/>
    </style:style>
    <style:style style:name="P22" style:family="paragraph" style:parent-style-name="Standard" style:list-style-name="L1">
      <style:text-properties style:font-name="Arial" fo:font-size="10pt" style:font-size-asian="10pt" style:font-size-complex="10pt"/>
    </style:style>
    <style:style style:name="P23" style:family="paragraph" style:parent-style-name="Standard">
      <style:paragraph-properties fo:background-color="#e6e6e6" fo:padding="0.049cm" fo:border="0.002cm solid #000000" style:shadow="none">
        <style:background-image/>
      </style:paragraph-properties>
    </style:style>
    <style:style style:name="P24" style:family="paragraph" style:parent-style-name="Text_20_body" style:list-style-name="L3">
      <style:paragraph-properties fo:line-height="100%"/>
    </style:style>
    <style:style style:name="P25" style:family="paragraph" style:parent-style-name="Text_20_body" style:list-style-name="L4"/>
    <style:style style:name="P26" style:family="paragraph" style:parent-style-name="Text_20_body" style:list-style-name="L3">
      <style:paragraph-properties fo:margin-left="1.251cm" fo:margin-right="0cm" fo:line-height="100%" fo:text-indent="0cm" style:auto-text-indent="false"/>
    </style:style>
    <style:style style:name="P27" style:family="paragraph" style:parent-style-name="Text_20_body" style:list-style-name="L3">
      <style:paragraph-properties fo:margin-left="1.251cm" fo:margin-right="0cm" fo:line-height="100%" fo:text-indent="0cm" style:auto-text-indent="false"/>
    </style:style>
    <style:style style:name="P28" style:family="paragraph" style:parent-style-name="Text_20_body" style:list-style-name="L3">
      <style:paragraph-properties fo:margin-left="1.251cm" fo:margin-right="0cm" fo:line-height="100%" fo:text-indent="0cm" style:auto-text-indent="false"/>
    </style:style>
    <style:style style:name="P29" style:family="paragraph" style:parent-style-name="Text_20_body" style:list-style-name="L3">
      <style:paragraph-properties fo:margin-left="1.251cm" fo:margin-right="0cm" fo:line-height="100%" fo:text-indent="0cm" style:auto-text-indent="false"/>
    </style:style>
    <style:style style:name="P30" style:family="paragraph" style:parent-style-name="Text_20_body" style:list-style-name="L3">
      <style:paragraph-properties fo:margin-left="1.251cm" fo:margin-right="0cm" fo:line-height="100%" fo:text-indent="0cm" style:auto-text-indent="false"/>
    </style:style>
    <style:style style:name="P31" style:family="paragraph" style:parent-style-name="Text_20_body" style:list-style-name="L3">
      <style:paragraph-properties fo:margin-left="1.251cm" fo:margin-right="0cm" fo:line-height="100%" fo:text-indent="0cm" style:auto-text-indent="false"/>
    </style:style>
    <style:style style:name="P32" style:family="paragraph" style:parent-style-name="Text_20_body" style:list-style-name="L3">
      <style:paragraph-properties fo:margin-left="1.251cm" fo:margin-right="0cm" fo:line-height="100%" fo:text-indent="0cm" style:auto-text-indent="false"/>
    </style:style>
    <style:style style:name="P33" style:family="paragraph" style:parent-style-name="Text_20_body" style:list-style-name="L4">
      <style:paragraph-properties fo:margin-left="1.251cm" fo:margin-right="0cm" fo:text-indent="0cm" style:auto-text-indent="false"/>
    </style:style>
    <style:style style:name="P34" style:family="paragraph" style:parent-style-name="Text_20_body" style:list-style-name="L4">
      <style:paragraph-properties fo:margin-left="1.251cm" fo:margin-right="0cm" fo:text-indent="0cm" style:auto-text-indent="false"/>
    </style:style>
    <style:style style:name="P35" style:family="paragraph" style:parent-style-name="Text_20_body" style:list-style-name="L4">
      <style:paragraph-properties fo:margin-left="1.251cm" fo:margin-right="0cm" fo:text-indent="0cm" style:auto-text-indent="false"/>
    </style:style>
    <style:style style:name="P36" style:family="paragraph" style:parent-style-name="Text_20_body" style:list-style-name="L3">
      <style:paragraph-properties fo:margin-left="0cm" fo:margin-right="0cm" fo:text-indent="0cm" style:auto-text-indent="false"/>
    </style:style>
    <style:style style:name="P37" style:family="paragraph" style:parent-style-name="Text_20_body" style:list-style-name="L3">
      <style:paragraph-properties fo:margin-left="0cm" fo:margin-right="0cm" fo:text-indent="0cm" style:auto-text-indent="false"/>
    </style:style>
    <style:style style:name="P38" style:family="paragraph" style:parent-style-name="Text_20_body" style:list-style-name="L4">
      <style:paragraph-properties fo:margin-left="0cm" fo:margin-right="0cm" fo:text-indent="0cm" style:auto-text-indent="false"/>
    </style:style>
    <style:style style:name="P39" style:family="paragraph" style:parent-style-name="Text_20_body" style:list-style-name="L4">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urier New"/>
    </style:style>
    <style:style style:name="T5" style:family="text">
      <style:text-properties style:font-name="Courier New" fo:font-size="10pt" style:font-size-asian="10pt" style:font-size-complex="10pt"/>
    </style:style>
    <style:style style:name="T6" style:family="text">
      <style:text-properties fo:font-style="normal" style:font-style-asian="normal" style:font-style-complex="normal"/>
    </style:style>
    <style:style style:name="T7" style:family="text">
      <style:text-properties fo:font-size="10pt"/>
    </style:style>
    <style:style style:name="T8" style:family="text">
      <style:text-properties style:font-size-asian="10pt"/>
    </style:style>
    <style:style style:name="T9" style:family="text">
      <style:text-properties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69cm" text:min-label-width="0.635cm"/>
        <style:text-properties style:font-name="StarSymbol"/>
      </text:list-level-style-bullet>
      <text:list-level-style-bullet text:level="3" text:style-name="Bullet_20_Symbols" style:num-suffix="." text:bullet-char="•">
        <style:list-level-properties text:space-before="2.738cm" text:min-label-width="0.635cm"/>
        <style:text-properties style:font-name="StarSymbol"/>
      </text:list-level-style-bullet>
      <text:list-level-style-bullet text:level="4" text:style-name="Bullet_20_Symbols" style:num-suffix="." text:bullet-char="•">
        <style:list-level-properties text:space-before="4.106cm" text:min-label-width="0.635cm"/>
        <style:text-properties style:font-name="StarSymbol"/>
      </text:list-level-style-bullet>
      <text:list-level-style-bullet text:level="5" text:style-name="Bullet_20_Symbols" style:num-suffix="." text:bullet-char="•">
        <style:list-level-properties text:space-before="5.475cm" text:min-label-width="0.635cm"/>
        <style:text-properties style:font-name="StarSymbol"/>
      </text:list-level-style-bullet>
      <text:list-level-style-bullet text:level="6" text:style-name="Bullet_20_Symbols" style:num-suffix="." text:bullet-char="•">
        <style:list-level-properties text:space-before="6.844cm" text:min-label-width="0.635cm"/>
        <style:text-properties style:font-name="StarSymbol"/>
      </text:list-level-style-bullet>
      <text:list-level-style-bullet text:level="7" text:style-name="Bullet_20_Symbols" style:num-suffix="." text:bullet-char="•">
        <style:list-level-properties text:space-before="8.213cm" text:min-label-width="0.635cm"/>
        <style:text-properties style:font-name="StarSymbol"/>
      </text:list-level-style-bullet>
      <text:list-level-style-bullet text:level="8" text:style-name="Bullet_20_Symbols" style:num-suffix="." text:bullet-char="•">
        <style:list-level-properties text:space-before="9.581cm" text:min-label-width="0.635cm"/>
        <style:text-properties style:font-name="StarSymbol"/>
      </text:list-level-style-bullet>
      <text:list-level-style-bullet text:level="9" text:style-name="Bullet_20_Symbols" style:num-suffix="." text:bullet-char="•">
        <style:list-level-properties text:space-before="10.95cm" text:min-label-width="0.635cm"/>
        <style:text-properties style:font-name="StarSymbol"/>
      </text:list-level-style-bullet>
      <text:list-level-style-bullet text:level="10" text:style-name="Bullet_20_Symbols" style:num-suffix="." text:bullet-char="•">
        <style:list-level-properties text:space-before="12.319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jaxplorer </text:p>
      <text:p text:style-name="P5">Driver API v 2.3</text:p>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Introduction<text:tab/>1</text:p>
          <text:p text:style-name="P9">QUERY ls<text:tab/>1</text:p>
          <text:p text:style-name="P9">QUERY download<text:tab/>3</text:p>
          <text:p text:style-name="P9">QUERY image_proxy<text:tab/>4</text:p>
          <text:p text:style-name="P9">ANNEX 1 : Available icons<text:tab/>5</text:p>
        </text:index-body>
      </text:table-of-content>
      <text:p text:style-name="P2"/>
      <text:h text:style-name="Heading_20_1" text:outline-level="1">Introduction</text:h>
      <text:p text:style-name="P2"/>
      <text:p text:style-name="P3">This document describes the API queries that an Ajaxplorer driver must implement. A service driver must propose one entry point that will handle all the queries via the «get_action» parameter.</text:p>
      <text:p text:style-name="P3"/>
      <text:p text:style-name="P3">. <text:span text:style-name="T1">The minimal required implemented </text:span>query is «ls». For the client to be usable, it is also recommended to implement the «image_proxy» and «download» queries, which are quite straitforward.</text:p>
      <text:p text:style-name="P3"/>
      <text:p text:style-name="P3">. <text:span text:style-name="T1">All communication (parameters and results) is UTF8 </text:span><text:s/>encoded, thus, depending on the host system encoding, you may have to utf8_decode the parameters to find your files, and in that case do not forget to reencode all dirnames and filenames when sending result.</text:p>
      <text:p text:style-name="P3"/>
      <text:p text:style-name="P3">. <text:span text:style-name="T1">XML Formatting</text:span> : the Xml samples are presented here with lot of spaces and linebreaks for a better visibility, but be sure to remove all linebreaks to send efficient xml strings as results and to avoid unnecessary blank nodes when parsing DOM XML. For example, the server should answer to a simple «ls» query in «complete» mode : </text:p>
      <text:p text:style-name="P4">&lt;?xml version="1.0" encoding="UTF-8"?&gt;&lt;tree&gt;&lt;tree text="Musique"/&gt;&lt;tree text="Photos"/&gt;<text:span text:style-name="T6">&lt;/tree&gt;</text:span></text:p>
      <text:p text:style-name="P2"/>
      <text:p text:style-name="P2"/>
      <text:p text:style-name="P2"/>
      <text:h text:style-name="Heading_20_1" text:outline-level="1">QUERY ls</text:h>
      <text:p text:style-name="P1">Listing of one directory. The client will always ask for one level of listing, never a recursive listing. The default repository is «/», which is the root of the repository and must be configured internally. The driver must check that no one tries to access «../» or such security breaches.</text:p>
      <text:p text:style-name="P1"/>
      <text:h text:style-name="Heading_20_2" text:outline-level="2">Query method</text:h>
      <text:p text:style-name="Text_20_body">HTTP GET</text:p>
      <text:h text:style-name="Heading_20_2" text:outline-level="2">Query Parameters </text:h>
      <text:list text:style-name="L1">
        <text:list-item>
          <text:p text:style-name="P10"><text:span text:style-name="T1">get_action</text:span> : ls</text:p>
        </text:list-item>
        <text:list-item>
          <text:p text:style-name="P10"><text:span text:style-name="T1">dir</text:span> : [default : /]. Example : /mypath/to/a/directory</text:p>
        </text:list-item>
        <text:list-item>
          <text:p text:style-name="P10"><text:span text:style-name="T1">mode</text:span> : [file_list|search|complete|null] : defines the result format. </text:p>
          <text:p text:style-name="P10"/>
        </text:list-item>
      </text:list>
      <text:p text:style-name="P1">Display modes can be separated as follow : </text:p>
      <text:list text:style-name="L2">
        <text:list-item>
          <text:p text:style-name="P14"><text:span text:style-name="T2">null</text:span> (no parameter passed) : listing of folders only</text:p>
          <text:list>
            <text:list-item>
              <text:p text:style-name="P14"><text:span text:style-name="T2">complete</text:span> : folders only but very light, for autocompletion</text:p>
            </text:list-item>
          </text:list>
        </text:list-item>
        <text:list-item>
          <text:p text:style-name="P14"><text:span text:style-name="T2">file_list</text:span> : files and folders with details</text:p>
          <text:list>
            <text:list-item>
              <text:p text:style-name="P14"><text:span text:style-name="T2">search</text:span> : files and folders very light, used for search engine.</text:p>
            </text:list-item>
          </text:list>
        </text:list-item>
      </text:list>
      <text:p text:style-name="P1"/>
      <text:p text:style-name="P1"/>
      <text:h text:style-name="Heading_20_2" text:outline-level="2"><text:soft-page-break/>Query Answer</text:h>
      <text:p text:style-name="P1"><text:span text:style-name="T1">Header</text:span> : text/xml</text:p>
      <text:p text:style-name="P1"><text:span text:style-name="T1">Encoding</text:span> : UTF8</text:p>
      <text:p text:style-name="P1"><text:span text:style-name="T1">XML Format</text:span> : depends on the mode parameter</text:p>
      <text:h text:style-name="Heading_20_4" text:outline-level="4">Default mode : mode parameter not passed</text:h>
      <text:p text:style-name="P1">FOLDERS ONLY</text:p>
      <text:p text:style-name="P1"/>
      <text:p text:style-name="P1">XML sample : </text:p>
      <text:p text:style-name="P4">&lt;?xml version="1.0" encoding="UTF-8"?&gt;</text:p>
      <text:p text:style-name="P4">&lt;tree&gt;</text:p>
      <text:p text:style-name="P4"><text:tab/>&lt;tree </text:p>
      <text:p text:style-name="P4"><text:tab/><text:tab/>text="Musique" </text:p>
      <text:p text:style-name="P4"><text:tab/><text:tab/>icon="client/images/foldericon.png" </text:p>
      <text:p text:style-name="P4"><text:tab/><text:tab/>openicon="client/images/openfoldericon.png" </text:p>
      <text:p text:style-name="P4"><text:tab/><text:tab/>filename="/toto/Musique" </text:p>
      <text:p text:style-name="P23"><text:span text:style-name="T5"><text:tab/><text:tab/>src="content.php?dir=%2Ftoto%2FMusique"</text:span></text:p>
      <text:p text:style-name="P4"><text:tab/>/&gt;</text:p>
      <text:p text:style-name="P4">&lt;/tree&gt;</text:p>
      <text:p text:style-name="P1"/>
      <text:h text:style-name="Heading_20_4" text:outline-level="4">Complete mode : mode=complete.</text:h>
      <text:p text:style-name="P1">FOLDERS ONLY : used by the autocompleter of the location bar, minimal result.</text:p>
      <text:p text:style-name="P4">&lt;?xml version="1.0" encoding="UTF-8"?&gt;</text:p>
      <text:p text:style-name="P4">&lt;tree&gt;</text:p>
      <text:p text:style-name="P4"><text:tab/>&lt;tree text="Musique"/&gt;</text:p>
      <text:p text:style-name="P4"><text:tab/>&lt;tree text="Photos"/&gt;</text:p>
      <text:p text:style-name="P4">&lt;/tree&gt;</text:p>
      <text:p text:style-name="P1"/>
      <text:h text:style-name="Heading_20_4" text:outline-level="4">File List mode : mode parameter set to file_list</text:h>
      <text:p text:style-name="P1">FILES AND FOLDERS</text:p>
      <text:p text:style-name="P1">See Annex for the currently available icons list.</text:p>
      <text:p text:style-name="P1"/>
      <text:p text:style-name="P1">XML Sample</text:p>
      <text:p text:style-name="P7">&lt;?xml version="1.0" encoding="UTF-8"?&gt;</text:p>
      <text:p text:style-name="P7">&lt;tree&gt;</text:p>
      <text:p text:style-name="P4"><text:tab/>&lt;!-- A FOLDER --&gt;</text:p>
      <text:p text:style-name="P4"><text:tab/>&lt;tree </text:p>
      <text:p text:style-name="P4"><text:tab/><text:tab/>text="tt" </text:p>
      <text:p text:style-name="P4"><text:tab/><text:tab/>is_file="0" </text:p>
      <text:p text:style-name="P4"><text:tab/><text:tab/>is_image="0" </text:p>
      <text:p text:style-name="P4"><text:tab/><text:tab/>mimestring="Directory" </text:p>
      <text:p text:style-name="P4"><text:tab/><text:tab/>modiftime="17/12/2007 19:18" </text:p>
      <text:p text:style-name="P4"><text:tab/><text:tab/>filesize="-" </text:p>
      <text:p text:style-name="P4"><text:tab/><text:tab/>filename="/Musique/tt" </text:p>
      <text:p text:style-name="P4"><text:tab/><text:tab/>icon="folder.png"</text:p>
      <text:p text:style-name="P4"><text:tab/>/&gt;</text:p>
      <text:p text:style-name="P4"/>
      <text:p text:style-name="P4"><text:tab/>&lt;!-- A FILE --&gt;</text:p>
      <text:p text:style-name="P4"><text:tab/>&lt;tree </text:p>
      <text:p text:style-name="P4"><text:tab/><text:tab/>text="mydoc.txt" </text:p>
      <text:p text:style-name="P4"><text:tab/><text:tab/>is_file="1" </text:p>
      <text:p text:style-name="P4"><text:tab/><text:tab/>is_image="0" </text:p>
      <text:p text:style-name="P4"><text:tab/><text:tab/>mimestring="Text File" </text:p>
      <text:p text:style-name="P4"><text:tab/><text:tab/>modiftime="12/12/2007 15:57" </text:p>
      <text:p text:style-name="P4"><text:tab/><text:tab/>filesize="119.63 Kb" </text:p>
      <text:p text:style-name="P4"><text:soft-page-break/><text:tab/><text:tab/>filename="/Musique/mydoc.txt" </text:p>
      <text:p text:style-name="P4"><text:tab/><text:tab/>icon="text2.png"</text:p>
      <text:p text:style-name="P4"><text:tab/>/&gt;</text:p>
      <text:p text:style-name="P4"/>
      <text:p text:style-name="P4"><text:tab/>&lt;!-- AN IMAGE FILE --&gt;</text:p>
      <text:p text:style-name="P4"><text:tab/>&lt;tree </text:p>
      <text:p text:style-name="P4"><text:tab/><text:tab/>text="20071207-eFlyCabaret-Recto.gif" </text:p>
      <text:p text:style-name="P4"><text:tab/><text:tab/>is_file="1" </text:p>
      <text:p text:style-name="P4"><text:tab/><text:tab/>is_image="1" </text:p>
      <text:p text:style-name="P4"><text:tab/><text:tab/>&lt;!-- IMAGE SPECIFIC ATTRIBUTES (needed only if is_image=1) --&gt;</text:p>
      <text:p text:style-name="P4"><text:tab/><text:tab/>image_type="image/gif" </text:p>
      <text:p text:style-name="P4"><text:tab/><text:tab/>image_width="344" </text:p>
      <text:p text:style-name="P4"><text:tab/><text:tab/>image_height="485" </text:p>
      <text:p text:style-name="P4"><text:tab/><text:tab/>&lt;!-- END OF IMAGE ATTRIBUTES --&gt;</text:p>
      <text:p text:style-name="P4"><text:tab/><text:tab/>mimestring="GIF picture" </text:p>
      <text:p text:style-name="P4"><text:tab/><text:tab/>modiftime="12/12/2007 15:57" </text:p>
      <text:p text:style-name="P4"><text:tab/><text:tab/>filesize="119.63 Kb" </text:p>
      <text:p text:style-name="P4"><text:tab/><text:tab/>filename="/Musique/20071207-eFlyCabaret-Recto.gif" </text:p>
      <text:p text:style-name="P4"><text:tab/><text:tab/>icon="image.png"</text:p>
      <text:p text:style-name="P4"><text:tab/>/&gt;</text:p>
      <text:p text:style-name="P4">&lt;/tree&gt;</text:p>
      <text:p text:style-name="P1"/>
      <text:h text:style-name="Heading_20_4" text:outline-level="4">Search mode : mode=search</text:h>
      <text:p text:style-name="P1">FILES AND FOLDERS : used by the search engine. This as lightweight file_list listing. Note that the client is performing the search, this query indeed lists a whole directory without knowing what is searched for.</text:p>
      <text:p text:style-name="P1"/>
      <text:p text:style-name="P4">&lt;?xml version="1.0" encoding="UTF-8"?&gt;</text:p>
      <text:p text:style-name="P4">&lt;tree&gt;</text:p>
      <text:p text:style-name="P4"><text:tab/>&lt;!-- A FOLDER --&gt;</text:p>
      <text:p text:style-name="P4"><text:tab/>&lt;tree text="tt"/&gt;</text:p>
      <text:p text:style-name="P4"><text:tab/>&lt;!-- A FILE --&gt;</text:p>
      <text:p text:style-name="P4"><text:tab/>&lt;tree text="20071207-eFlyCabaret-Recto.gif" is_file="true" icon="image.png"/&gt;</text:p>
      <text:p text:style-name="P4">&lt;/tree&gt;</text:p>
      <text:p text:style-name="P1"/>
      <text:p text:style-name="P1"/>
      <text:h text:style-name="Heading_20_1" text:outline-level="1">QUERY download</text:h>
      <text:p text:style-name="Text_20_body">This query send a file to the user, as an attachement to trigger the browser «Save as...» dialog.</text:p>
      <text:h text:style-name="Heading_20_2" text:outline-level="2">Query Method</text:h>
      <text:p text:style-name="Text_20_body">HTTP GET</text:p>
      <text:h text:style-name="Heading_20_2" text:outline-level="2">Query Parameters </text:h>
      <text:list text:style-name="L1">
        <text:list-item text:start-value="1">
          <text:p text:style-name="P10"><text:span text:style-name="T1">get_action</text:span> : download</text:p>
        </text:list-item>
        <text:list-item>
          <text:p text:style-name="P10"><text:span text:style-name="T1">file</text:span> : full path to the file to get from the repository root. Example /my/path/to/file.ext</text:p>
        </text:list-item>
      </text:list>
      <text:p text:style-name="P1"/>
      <text:h text:style-name="Heading_20_2" text:outline-level="2">Query Answer</text:h>
      <text:list text:style-name="L3">
        <text:list-item>
          <text:p text:style-name="P24">HTTP Headers</text:p>
        </text:list-item>
        <text:list-item>
          <text:p text:style-name="P26">Content-Type: application/force-download; name=<text:span text:style-name="T3">"basenameofthefile"</text:span></text:p>
        </text:list-item>
        <text:list-item>
          <text:p text:style-name="P26">Content-Transfer-Encoding: binary</text:p>
        </text:list-item>
        <text:list-item>
          <text:p text:style-name="P26">Content-Length: <text:span text:style-name="T3">sizeoffileinoctet</text:span></text:p>
        </text:list-item>
        <text:list-item>
          <text:p text:style-name="P26">Content-Disposition: attachment; filename=<text:span text:style-name="T3">"basenameofthefile"</text:span></text:p>
        </text:list-item>
        <text:list-item>
          <text:p text:style-name="P26"><text:soft-page-break/>Expires: 0</text:p>
        </text:list-item>
        <text:list-item>
          <text:p text:style-name="P26">Cache-Control: no-cache, must-revalidate</text:p>
        </text:list-item>
        <text:list-item>
          <text:p text:style-name="P26">Pragma: no-cache</text:p>
        </text:list-item>
        <text:list-item>
          <text:p text:style-name="P36">HTTP CONTENT</text:p>
          <text:p text:style-name="P36">Content of the file</text:p>
        </text:list-item>
      </text:list>
      <text:p text:style-name="P6"/>
      <text:h text:style-name="Heading_20_1" text:outline-level="1">QUERY image_proxy</text:h>
      <text:p text:style-name="Text_20_body">This query send the content of an image, used as « src » html attribute in « img » tags. Basically, image/jpg, image/jpeg, image/gif and image/png must be supported.</text:p>
      <text:h text:style-name="Heading_20_2" text:outline-level="2">Query Method</text:h>
      <text:p text:style-name="Text_20_body">HTTP GET</text:p>
      <text:h text:style-name="Heading_20_2" text:outline-level="2">Query Parameters </text:h>
      <text:list text:style-name="L1">
        <text:list-item text:start-value="1">
          <text:p text:style-name="P10"><text:span text:style-name="T1">get_action</text:span> : image_proxy</text:p>
        </text:list-item>
        <text:list-item>
          <text:p text:style-name="P10"><text:span text:style-name="T1">file</text:span> : full path to the file to get from the repository root. Example /my/path/to/image.jpg</text:p>
        </text:list-item>
        <text:list-item>
          <text:p text:style-name="P10"><text:span text:style-name="T1">get_thumb</text:span> : true (not implemented in the php driver)</text:p>
        </text:list-item>
      </text:list>
      <text:p text:style-name="P1"/>
      <text:h text:style-name="Heading_20_2" text:outline-level="2">Query Answer</text:h>
      <text:list text:style-name="L4">
        <text:list-item>
          <text:p text:style-name="P25">HTTP Headers</text:p>
        </text:list-item>
        <text:list-item>
          <text:p text:style-name="P33">Content-Type: <text:span text:style-name="T3">imagemimetype</text:span>; name="<text:span text:style-name="T3">basenameofthefile</text:span>"</text:p>
        </text:list-item>
        <text:list-item>
          <text:p text:style-name="P33">Content-Length: <text:span text:style-name="T3">sizeofthefile</text:span></text:p>
        </text:list-item>
        <text:list-item>
          <text:p text:style-name="P33">Cache-Control: public</text:p>
        </text:list-item>
        <text:list-item>
          <text:p text:style-name="P38">HTTP CONTENT</text:p>
          <text:p text:style-name="P38">Content of the file</text:p>
        </text:list-item>
      </text:list>
      <text:p text:style-name="P6"/>
      <text:h text:style-name="Heading_20_1" text:outline-level="1"/>
      <text:h text:style-name="P8" text:outline-level="1">ANNEX 1 : Available icons</text:h>
      <text:p text:style-name="P6">For the moment, the driver <text:span text:style-name="T1">must</text:span> send back the image to use as icon (this should be ported in client). Extensions are given as a helper for coding your own utilitary function...</text:p>
      <text:p text:style-name="P6">FOLDER : folder.png</text:p>
      <text:p text:style-name="P6">MIDI FILE (.mid) : midi.png</text:p>
      <text:p text:style-name="P6">TEXT FILE : txt2.png</text:p>
      <text:p text:style-name="P6">JAVASCRIPT <text:s/>.js : javascript.png</text:p>
      <text:p text:style-name="P6">IMAGE (.gif, .jpg, etc...) : image.png</text:p>
      <text:p text:style-name="P6">HTML (.html, .htm) : html.png</text:p>
      <text:p text:style-name="P6">ARCHIVE (.rar, .gz, .z...) : archive.png</text:p>
      <text:p text:style-name="P6">VIDEO (.ra, .ram, .rm, etc...) : video.png</text:p>
      <text:p text:style-name="P6">PERL (.pl) : source_pl.png</text:p>
      <text:p text:style-name="P6">AUDIO (.wav, .mp3...) : sound.png</text:p>
      <text:p text:style-name="P6">PHP (.php, .php3, .phtml, etc) : php.png</text:p>
      <text:p text:style-name="P6">EXE .exe : exe.png</text:p>
      <text:p text:style-name="P6">CSS (.css) : css.png</text:p>
      <text:p text:style-name="P6">SPREADSHEET (.xls) : spreadsheet.png</text:p>
      <text:p text:style-name="P6">WORD DOCUMENT (.doc) : document.png</text:p>
      <text:p text:style-name="P6">PDF <text:s/>.pdf : pdf.png</text:p>
      <text:p text:style-name="P6">FLASH (.swf) : flash.png</text:p>
      <text:p text:style-name="P6"/>
      <text:p text:style-name="P6">UNKOWN : mime_empty.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Charles du Jeu</meta:initial-creator>
    <meta:creation-date>2008-02-02T10:07:39</meta:creation-date>
    <dc:creator>Charles du Jeu</dc:creator>
    <dc:date>2008-02-07T19:38:37</dc:date>
    <meta:editing-cycles>23</meta:editing-cycles>
    <meta:editing-duration>PT1H7M56S</meta:editing-duration>
    <meta:user-defined meta:name="Info 1"/>
    <meta:user-defined meta:name="Info 2"/>
    <meta:user-defined meta:name="Info 3"/>
    <meta:user-defined meta:name="Info 4"/>
    <meta:document-statistic meta:table-count="0" meta:image-count="0" meta:object-count="0" meta:page-count="5" meta:paragraph-count="158" meta:word-count="877" meta:character-count="5759"/>
  </office:meta>
</office:document-meta>
</file>